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b0fab" officeooo:paragraph-rsid="001b0fab"/>
    </style:style>
    <style:style style:name="P2" style:family="paragraph" style:parent-style-name="Text_20_body">
      <style:paragraph-properties>
        <style:tab-stops>
          <style:tab-stop style:position="1.5736in"/>
        </style:tab-stops>
      </style:paragraph-properties>
      <style:text-properties officeooo:rsid="001b0fab" officeooo:paragraph-rsid="001b0fab"/>
    </style:style>
    <style:style style:name="P3" style:family="paragraph" style:parent-style-name="Text_20_body">
      <style:paragraph-properties>
        <style:tab-stops>
          <style:tab-stop style:position="1.5736in"/>
        </style:tab-stops>
      </style:paragraph-properties>
      <style:text-properties officeooo:rsid="001b0fab" officeooo:paragraph-rsid="0025e036"/>
    </style:style>
    <style:style style:name="P4" style:family="paragraph" style:parent-style-name="Text_20_body">
      <style:text-properties officeooo:rsid="00228b0d" officeooo:paragraph-rsid="00228b0d"/>
    </style:style>
    <style:style style:name="P5" style:family="paragraph" style:parent-style-name="Text_20_body">
      <style:text-properties officeooo:rsid="002a1834" officeooo:paragraph-rsid="002a1834"/>
    </style:style>
    <style:style style:name="P6" style:family="paragraph" style:parent-style-name="Text_20_body">
      <style:paragraph-properties>
        <style:tab-stops>
          <style:tab-stop style:position="1.5736in"/>
        </style:tab-stops>
      </style:paragraph-properties>
      <style:text-properties officeooo:paragraph-rsid="001b0fab"/>
    </style:style>
    <style:style style:name="P7" style:family="paragraph" style:parent-style-name="Text_20_body">
      <style:paragraph-properties fo:margin-left="1.5701in" fo:margin-right="0in" fo:text-indent="-1.5701in" style:auto-text-indent="false">
        <style:tab-stops>
          <style:tab-stop style:position="1.5736in"/>
        </style:tab-stops>
      </style:paragraph-properties>
      <style:text-properties officeooo:paragraph-rsid="0029aaa8"/>
    </style:style>
    <style:style style:name="P8" style:family="paragraph" style:parent-style-name="Heading_20_3">
      <style:text-properties fo:font-size="12pt" style:font-size-asian="12pt" style:font-size-complex="12pt"/>
    </style:style>
    <style:style style:name="T1" style:family="text">
      <style:text-properties officeooo:rsid="001dbd33"/>
    </style:style>
    <style:style style:name="T2" style:family="text">
      <style:text-properties officeooo:rsid="001f8860"/>
    </style:style>
    <style:style style:name="T3" style:family="text">
      <style:text-properties officeooo:rsid="001fc317"/>
    </style:style>
    <style:style style:name="T4" style:family="text">
      <style:text-properties officeooo:rsid="0027c929"/>
    </style:style>
    <style:style style:name="T5" style:family="text">
      <style:text-properties officeooo:rsid="0029aaa8"/>
    </style:style>
    <style:style style:name="T6" style:family="text">
      <style:text-properties officeooo:rsid="002b1893"/>
    </style:style>
    <style:style style:name="T7" style:family="text">
      <style:text-properties fo:language="en" fo:country="US" officeooo:rsid="002b1893" style:font-size-asian="10.5pt"/>
    </style:style>
    <style:style style:name="T8" style:family="text">
      <style:text-properties officeooo:rsid="001b0fab"/>
    </style:style>
    <style:style style:name="T9" style:family="text">
      <style:text-properties fo:color="#ce181e" loext:opacity="100%" fo:font-weight="bold" officeooo:rsid="001b0fab" style:font-weight-asian="bold" style:font-weight-complex="bold"/>
    </style:style>
    <style:style style:name="T10" style:family="text">
      <style:text-properties fo:color="#ce181e" loext:opacity="100%" fo:font-weight="bold" officeooo:rsid="0029aaa8" style:font-weight-asian="bold" style:font-weight-complex="bold"/>
    </style:style>
    <style:style style:name="T11" style:family="text">
      <style:text-properties fo:color="#ce181e" loext:opacity="100%" fo:font-weight="bold" officeooo:rsid="002b1893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DAP <text:span text:style-name="T4">C</text:span>W#0<text:span text:style-name="T5">2</text:span></text:p>
      <text:h text:style-name="Heading_20_1" text:outline-level="1">Project Data</text:h>
      <text:p text:style-name="P2">Project name:<text:tab/><text:span text:style-name="T2">Flowers</text:span></text:p>
      <text:p text:style-name="P6"><text:span text:style-name="T8">Project repository:<text:tab/>https://github.com/</text:span><text:span text:style-name="T9">$STUDNAME</text:span><text:span text:style-name="T8">/wahlzeit</text:span></text:p>
      <text:p text:style-name="P3">This week’s <text:span text:style-name="T3">tag</text:span>:<text:tab/><text:span text:style-name="T3">adap-cw02 on master</text:span></text:p>
      <text:p text:style-name="P7"><text:span text:style-name="T5">Homework diff:<text:tab/>https://github.com/</text:span><text:span text:style-name="T10">$STUDNAME</text:span><text:span text:style-name="T5">/repository/compare/adap-ws16-start...</text:span><text:span text:style-name="T10">$STUDNAME</text:span><text:span text:style-name="T5">:adap-cw02</text:span></text:p>
      <text:h text:style-name="Heading_20_1" text:outline-level="1">Homework</text:h>
      <text:h text:style-name="Heading_20_3" text:outline-level="3">New classes (if any)</text:h>
      <text:p text:style-name="P5">[…]</text:p>
      <text:h text:style-name="Heading_20_3" text:outline-level="3">Changed classes (if any)</text:h>
      <text:p text:style-name="P5">[…]</text:p>
      <text:h text:style-name="P8" text:outline-level="3">Explanation</text:h>
      <text:p text:style-name="P1">I cloned, built, and <text:span text:style-name="T1">successfully </text:span>deployed the application.</text:p>
      <text:p text:style-name="P1">Since there wasn’t anything to do, I didn’t commit anything.</text:p>
      <text:p text:style-name="P4">But I did tag the homework properly with adap-<text:span text:style-name="T4">c</text:span>w0<text:span text:style-name="T4">2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loext:opacity="0%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1965in" fo:margin-bottom="0.0783in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83in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83in" style:contextual-spacing="false" fo:text-align="start" style:justify-single-word="false">
        <style:tab-stops/>
      </style:paragraph-properties>
      <style:text-properties fo:font-size="28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style:contextual-spacing="false" fo:text-indent="0in" style:auto-text-indent="false"/>
      <style:text-properties fo:font-size="12pt" fo:font-weight="bold" style:font-size-asian="101%" style:font-weight-asian="bold" style:font-size-complex="101%" style:font-weight-complex="60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irk Riehle</meta:initial-creator>
    <meta:creation-date>2014-09-15T23:05:36.000886363</meta:creation-date>
    <dc:date>2020-10-26T15:37:46.013135706</dc:date>
    <meta:editing-duration>PT19M14S</meta:editing-duration>
    <meta:editing-cycles>17</meta:editing-cycles>
    <meta:generator>LibreOffice/7.0.2.2$MacOSX_X86_64 LibreOffice_project/8349ace3c3162073abd90d81fd06dcfb6b36b994</meta:generator>
    <meta:document-statistic meta:table-count="0" meta:image-count="0" meta:object-count="0" meta:page-count="1" meta:paragraph-count="15" meta:word-count="58" meta:character-count="475" meta:non-whitespace-character-count="432"/>
  </office:meta>
</office:document-meta>
</file>